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officeooo:rsid="411ff11e" officeooo:paragraph-rsid="411ff11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411ff11e" officeooo:paragraph-rsid="411ff11e" style:font-style-asian="italic" style:font-style-complex="italic"/>
    </style:style>
    <style:style style:name="P12" style:family="paragraph" style:parent-style-name="Text_20_body">
      <style:text-properties fo:font-style="italic" officeooo:rsid="411ff11e" officeooo:paragraph-rsid="414be7f6"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4f9b79"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officeooo:rsid="412b556e" officeooo:paragraph-rsid="4139bb92"/>
    </style:style>
    <style:style style:name="P27" style:family="paragraph" style:parent-style-name="Text_20_body">
      <style:text-properties officeooo:rsid="4141aadd" officeooo:paragraph-rsid="4141aadd"/>
    </style:style>
    <style:style style:name="P28"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5"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36"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7" style:family="paragraph" style:parent-style-name="Text_20_body">
      <style:text-properties style:text-line-through-style="none" style:text-line-through-type="none" officeooo:rsid="4141c88a" officeooo:paragraph-rsid="4141c88a" style:language-asian="cs" style:country-asian="CZ"/>
    </style:style>
    <style:style style:name="P38" style:family="paragraph" style:parent-style-name="Text_20_body">
      <style:text-properties officeooo:rsid="411c1c2e" officeooo:paragraph-rsid="414a3527"/>
    </style:style>
    <style:style style:name="P39" style:family="paragraph" style:parent-style-name="Text_20_body">
      <style:text-properties officeooo:rsid="414be7f6" officeooo:paragraph-rsid="414be7f6"/>
    </style:style>
    <style:style style:name="P40" style:family="paragraph" style:parent-style-name="Text_20_body">
      <style:text-properties officeooo:rsid="41114927" officeooo:paragraph-rsid="414c3847"/>
    </style:style>
    <style:style style:name="P41" style:family="paragraph" style:parent-style-name="Text_20_body">
      <style:text-properties officeooo:rsid="41468b36" officeooo:paragraph-rsid="41468b36"/>
    </style:style>
    <style:style style:name="P42" style:family="paragraph" style:parent-style-name="Text_20_body">
      <style:text-properties officeooo:rsid="41468b36" officeooo:paragraph-rsid="4161b29c"/>
    </style:style>
    <style:style style:name="P43" style:family="paragraph" style:parent-style-name="Text_20_body">
      <style:text-properties officeooo:rsid="415e7447" officeooo:paragraph-rsid="415e7447"/>
    </style:style>
    <style:style style:name="P44" style:family="paragraph" style:parent-style-name="Standard">
      <style:paragraph-properties fo:text-align="center" style:justify-single-word="false"/>
      <style:text-properties officeooo:rsid="057aae1d" officeooo:paragraph-rsid="410d52db"/>
    </style:style>
    <style:style style:name="P4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1" style:family="paragraph" style:parent-style-name="Example_20_Header">
      <style:text-properties officeooo:paragraph-rsid="0ce95318"/>
    </style:style>
    <style:style style:name="P52" style:family="paragraph" style:parent-style-name="Contents_20_1">
      <style:paragraph-properties>
        <style:tab-stops>
          <style:tab-stop style:position="14.801cm" style:type="right" style:leader-style="dotted" style:leader-text="."/>
        </style:tab-stops>
      </style:paragraph-properties>
    </style:style>
    <style:style style:name="P53" style:family="paragraph" style:parent-style-name="Contents_20_3">
      <style:paragraph-properties>
        <style:tab-stops>
          <style:tab-stop style:position="14.801cm" style:type="right" style:leader-style="dotted" style:leader-text="."/>
        </style:tab-stops>
      </style:paragraph-properties>
    </style:style>
    <style:style style:name="P54" style:family="paragraph" style:parent-style-name="Example">
      <style:text-properties officeooo:rsid="412b556e" officeooo:paragraph-rsid="412b556e"/>
    </style:style>
    <style:style style:name="P55" style:family="paragraph" style:parent-style-name="Example">
      <style:text-properties officeooo:paragraph-rsid="4139bb92"/>
    </style:style>
    <style:style style:name="P56" style:family="paragraph" style:parent-style-name="Example">
      <style:text-properties officeooo:paragraph-rsid="413e9ed5"/>
    </style:style>
    <style:style style:name="P57" style:family="paragraph" style:parent-style-name="Example">
      <style:text-properties officeooo:paragraph-rsid="414246e7"/>
    </style:style>
    <style:style style:name="P58" style:family="paragraph" style:parent-style-name="Example">
      <style:text-properties officeooo:paragraph-rsid="41441f56"/>
    </style:style>
    <style:style style:name="P59" style:family="paragraph" style:parent-style-name="Example">
      <style:text-properties officeooo:rsid="41441f56" officeooo:paragraph-rsid="41441f56"/>
    </style:style>
    <style:style style:name="P60" style:family="paragraph" style:parent-style-name="Example">
      <style:text-properties officeooo:rsid="41441f56" officeooo:paragraph-rsid="41446aab"/>
    </style:style>
    <style:style style:name="P61" style:family="paragraph" style:parent-style-name="Example">
      <style:text-properties officeooo:paragraph-rsid="41446aab"/>
    </style:style>
    <style:style style:name="P62" style:family="paragraph" style:parent-style-name="Example">
      <style:text-properties officeooo:paragraph-rsid="41454494"/>
    </style:style>
    <style:style style:name="P63" style:family="paragraph" style:parent-style-name="Example">
      <style:text-properties officeooo:rsid="412de3ea" officeooo:paragraph-rsid="412de3ea"/>
    </style:style>
    <style:style style:name="P64" style:family="paragraph" style:parent-style-name="Heading_20_4">
      <style:text-properties officeooo:rsid="411b7d30" officeooo:paragraph-rsid="411b7d30"/>
    </style:style>
    <style:style style:name="P65" style:family="paragraph" style:parent-style-name="Heading_20_4">
      <style:text-properties officeooo:rsid="4119da5a" officeooo:paragraph-rsid="4119da5a"/>
    </style:style>
    <style:style style:name="P66" style:family="paragraph" style:parent-style-name="Heading_20_4">
      <style:text-properties officeooo:paragraph-rsid="4179770e"/>
    </style:style>
    <style:style style:name="P67" style:family="paragraph" style:parent-style-name="Heading_20_4">
      <style:text-properties officeooo:paragraph-rsid="417b4d53"/>
    </style:style>
    <style:style style:name="P68" style:family="paragraph" style:parent-style-name="Heading_20_4">
      <style:text-properties style:text-underline-style="none" officeooo:paragraph-rsid="417c9df5"/>
    </style:style>
    <style:style style:name="P69" style:family="paragraph" style:parent-style-name="Heading_20_4">
      <style:text-properties style:text-underline-style="none" officeooo:rsid="417c9df5" officeooo:paragraph-rsid="417e8227"/>
    </style:style>
    <style:style style:name="P70" style:family="paragraph" style:parent-style-name="Heading_20_4">
      <style:text-properties officeooo:paragraph-rsid="4180a510"/>
    </style:style>
    <style:style style:name="P71" style:family="paragraph" style:parent-style-name="Heading_20_4">
      <style:text-properties officeooo:paragraph-rsid="4180e97d"/>
    </style:style>
    <style:style style:name="P72" style:family="paragraph" style:parent-style-name="Heading_20_4">
      <style:text-properties officeooo:paragraph-rsid="4181e026"/>
    </style:style>
    <style:style style:name="P73" style:family="paragraph" style:parent-style-name="Heading_20_4">
      <style:text-properties officeooo:paragraph-rsid="4183fe0b"/>
    </style:style>
    <style:style style:name="P74" style:family="paragraph" style:parent-style-name="Heading_20_4">
      <style:text-properties officeooo:paragraph-rsid="4185917e"/>
    </style:style>
    <style:style style:name="P75" style:family="paragraph" style:parent-style-name="Heading_20_4">
      <style:text-properties officeooo:paragraph-rsid="41872b65"/>
    </style:style>
    <style:style style:name="P76" style:family="paragraph" style:parent-style-name="Heading_20_4">
      <style:text-properties officeooo:paragraph-rsid="4188101e"/>
    </style:style>
    <style:style style:name="P77" style:family="paragraph" style:parent-style-name="Heading_20_4">
      <style:text-properties officeooo:paragraph-rsid="4189ee8d"/>
    </style:style>
    <style:style style:name="P78" style:family="paragraph" style:parent-style-name="Heading_20_4">
      <style:text-properties officeooo:paragraph-rsid="418b092d"/>
    </style:style>
    <style:style style:name="P79" style:family="paragraph" style:parent-style-name="Heading_20_4">
      <style:text-properties officeooo:rsid="418b092d" officeooo:paragraph-rsid="418b092d"/>
    </style:style>
    <style:style style:name="P80" style:family="paragraph" style:parent-style-name="Heading_20_4">
      <style:text-properties officeooo:paragraph-rsid="418d3d9a"/>
    </style:style>
    <style:style style:name="P81" style:family="paragraph" style:parent-style-name="Heading_20_4">
      <style:text-properties officeooo:rsid="161e58b1" officeooo:paragraph-rsid="41943a51"/>
    </style:style>
    <style:style style:name="P82" style:family="paragraph" style:parent-style-name="Heading_20_4">
      <style:text-properties officeooo:rsid="161ecb8b" officeooo:paragraph-rsid="41943a51"/>
    </style:style>
    <style:style style:name="P83" style:family="paragraph" style:parent-style-name="Heading_20_4">
      <style:text-properties officeooo:rsid="16207028" officeooo:paragraph-rsid="41943a51"/>
    </style:style>
    <style:style style:name="P84" style:family="paragraph" style:parent-style-name="Heading_20_4">
      <style:text-properties officeooo:paragraph-rsid="41943a51"/>
    </style:style>
    <style:style style:name="P85" style:family="paragraph" style:parent-style-name="Heading_20_3">
      <style:text-properties officeooo:rsid="41299ed8" officeooo:paragraph-rsid="41332f71"/>
    </style:style>
    <style:style style:name="P86" style:family="paragraph" style:parent-style-name="Heading_20_3">
      <style:text-properties officeooo:rsid="41299ed8" officeooo:paragraph-rsid="4139bb92"/>
    </style:style>
    <style:style style:name="P87" style:family="paragraph" style:parent-style-name="Heading_20_3">
      <style:text-properties style:text-line-through-style="none" style:text-line-through-type="none" officeooo:paragraph-rsid="4129afed" style:language-asian="cs" style:country-asian="CZ"/>
    </style:style>
    <style:style style:name="P88" style:family="paragraph" style:parent-style-name="Heading_20_3">
      <style:text-properties style:text-line-through-style="none" style:text-line-through-type="none" officeooo:paragraph-rsid="4139bb92" style:language-asian="cs" style:country-asian="CZ"/>
    </style:style>
    <style:style style:name="P89" style:family="paragraph" style:parent-style-name="Heading_20_3">
      <style:text-properties style:text-line-through-style="none" style:text-line-through-type="none" officeooo:paragraph-rsid="412de3ea" style:language-asian="cs" style:country-asian="CZ"/>
    </style:style>
    <style:style style:name="P90" style:family="paragraph" style:parent-style-name="Heading_20_2">
      <style:text-properties officeooo:paragraph-rsid="41171571"/>
    </style:style>
    <style:style style:name="P91" style:family="paragraph" style:parent-style-name="Heading_20_2">
      <style:text-properties officeooo:paragraph-rsid="4139bb92"/>
    </style:style>
    <style:style style:name="P92" style:family="paragraph" style:parent-style-name="Text_20_body" style:master-page-name="Standard">
      <style:paragraph-properties fo:text-align="end" style:justify-single-word="false" style:page-number="auto"/>
      <style:text-properties officeooo:paragraph-rsid="2590605e"/>
    </style:style>
    <style:style style:name="P93" style:family="paragraph" style:parent-style-name="Text_20_body">
      <style:text-properties officeooo:rsid="416a2465" officeooo:paragraph-rsid="416a2465"/>
    </style:style>
    <style:style style:name="P94" style:family="paragraph" style:parent-style-name="Text_20_body">
      <style:text-properties officeooo:rsid="41557d3f" officeooo:paragraph-rsid="41598b2f"/>
    </style:style>
    <style:style style:name="P95" style:family="paragraph" style:parent-style-name="Text_20_body">
      <style:text-properties officeooo:rsid="416d28a9" officeooo:paragraph-rsid="416d28a9"/>
    </style:style>
    <style:style style:name="P96" style:family="paragraph" style:parent-style-name="Text_20_body">
      <style:text-properties officeooo:rsid="416f07ae" officeooo:paragraph-rsid="416f07ae"/>
    </style:style>
    <style:style style:name="P97" style:family="paragraph" style:parent-style-name="Text_20_body">
      <style:text-properties officeooo:rsid="416f16e5" officeooo:paragraph-rsid="416f16e5"/>
    </style:style>
    <style:style style:name="P98" style:family="paragraph" style:parent-style-name="Text_20_body">
      <style:text-properties officeooo:rsid="416f16e5" officeooo:paragraph-rsid="4183bc64"/>
    </style:style>
    <style:style style:name="P99" style:family="paragraph" style:parent-style-name="Text_20_body">
      <style:text-properties officeooo:rsid="4171167c" officeooo:paragraph-rsid="4171167c"/>
    </style:style>
    <style:style style:name="P100" style:family="paragraph" style:parent-style-name="Text_20_body">
      <style:text-properties officeooo:rsid="41730927" officeooo:paragraph-rsid="4183bc64"/>
    </style:style>
    <style:style style:name="P101" style:family="paragraph" style:parent-style-name="Text_20_body">
      <style:text-properties officeooo:rsid="4173ad90" officeooo:paragraph-rsid="4173ad90"/>
    </style:style>
    <style:style style:name="P102" style:family="paragraph" style:parent-style-name="Text_20_body">
      <style:text-properties officeooo:paragraph-rsid="4175e525"/>
    </style:style>
    <style:style style:name="P103" style:family="paragraph" style:parent-style-name="Text_20_body">
      <style:text-properties officeooo:rsid="4179770e" officeooo:paragraph-rsid="4179770e"/>
    </style:style>
    <style:style style:name="P104" style:family="paragraph" style:parent-style-name="Text_20_body" style:list-style-name="L1">
      <style:text-properties officeooo:rsid="0e7f6e12" officeooo:paragraph-rsid="4179da94"/>
    </style:style>
    <style:style style:name="P105" style:family="paragraph" style:parent-style-name="Text_20_body">
      <style:text-properties officeooo:rsid="0e7ce9da" officeooo:paragraph-rsid="4179da94"/>
    </style:style>
    <style:style style:name="P106" style:family="paragraph" style:parent-style-name="Text_20_body" style:list-style-name="L1">
      <style:text-properties officeooo:rsid="0e7facc9" officeooo:paragraph-rsid="4179da94"/>
    </style:style>
    <style:style style:name="P107" style:family="paragraph" style:parent-style-name="Text_20_body" style:list-style-name="L1">
      <style:text-properties officeooo:rsid="0e7fb980" officeooo:paragraph-rsid="4179da94"/>
    </style:style>
    <style:style style:name="P108" style:family="paragraph" style:parent-style-name="Text_20_body">
      <style:text-properties officeooo:rsid="417b4d53" officeooo:paragraph-rsid="417b4d53"/>
    </style:style>
    <style:style style:name="P109" style:family="paragraph" style:parent-style-name="Text_20_body">
      <style:text-properties officeooo:paragraph-rsid="417b4d53"/>
    </style:style>
    <style:style style:name="P110" style:family="paragraph" style:parent-style-name="Text_20_body">
      <style:text-properties style:text-underline-style="none" officeooo:rsid="417b4d53" officeooo:paragraph-rsid="417b4d53"/>
    </style:style>
    <style:style style:name="P111" style:family="paragraph" style:parent-style-name="Text_20_body">
      <style:text-properties style:text-underline-style="none" officeooo:paragraph-rsid="417b4d53"/>
    </style:style>
    <style:style style:name="P112" style:family="paragraph" style:parent-style-name="Text_20_body">
      <style:text-properties style:text-underline-style="none" officeooo:rsid="417c9df5" officeooo:paragraph-rsid="417c9df5"/>
    </style:style>
    <style:style style:name="P113" style:family="paragraph" style:parent-style-name="Text_20_body">
      <style:text-properties style:text-underline-style="none" officeooo:rsid="417ea1a1" officeooo:paragraph-rsid="417ea1a1"/>
    </style:style>
    <style:style style:name="P114" style:family="paragraph" style:parent-style-name="Text_20_body">
      <style:text-properties style:text-underline-style="none" officeooo:paragraph-rsid="4180a510"/>
    </style:style>
    <style:style style:name="P115" style:family="paragraph" style:parent-style-name="Text_20_body">
      <style:text-properties style:text-underline-style="none" officeooo:rsid="4180a510" officeooo:paragraph-rsid="4180a510"/>
    </style:style>
    <style:style style:name="P116" style:family="paragraph" style:parent-style-name="Text_20_body">
      <style:text-properties style:text-underline-style="none" officeooo:paragraph-rsid="4180e97d"/>
    </style:style>
    <style:style style:name="P117" style:family="paragraph" style:parent-style-name="Text_20_body">
      <style:text-properties style:text-underline-style="none" officeooo:paragraph-rsid="4181e026"/>
    </style:style>
    <style:style style:name="P118" style:family="paragraph" style:parent-style-name="Text_20_body">
      <style:text-properties style:text-underline-style="none" officeooo:rsid="4181e026" officeooo:paragraph-rsid="4181e026"/>
    </style:style>
    <style:style style:name="P119" style:family="paragraph" style:parent-style-name="Text_20_body">
      <style:text-properties style:text-underline-style="none" officeooo:rsid="4183bc64" officeooo:paragraph-rsid="4183fe0b"/>
    </style:style>
    <style:style style:name="P120" style:family="paragraph" style:parent-style-name="Text_20_body">
      <style:text-properties style:text-underline-style="none" officeooo:rsid="4183bc64" officeooo:paragraph-rsid="4185917e"/>
    </style:style>
    <style:style style:name="P121" style:family="paragraph" style:parent-style-name="Text_20_body">
      <style:text-properties style:text-underline-style="none" officeooo:rsid="4183bc64" officeooo:paragraph-rsid="41872b65"/>
    </style:style>
    <style:style style:name="P122" style:family="paragraph" style:parent-style-name="Text_20_body">
      <style:text-properties style:text-underline-style="none" officeooo:rsid="4183bc64" officeooo:paragraph-rsid="4188101e"/>
    </style:style>
    <style:style style:name="P123" style:family="paragraph" style:parent-style-name="Text_20_body">
      <style:text-properties style:text-underline-style="none" officeooo:rsid="4183bc64" officeooo:paragraph-rsid="4189ee8d"/>
    </style:style>
    <style:style style:name="P124" style:family="paragraph" style:parent-style-name="Text_20_body">
      <style:text-properties style:text-underline-style="none" officeooo:rsid="4183bc64" officeooo:paragraph-rsid="418b092d"/>
    </style:style>
    <style:style style:name="P125" style:family="paragraph" style:parent-style-name="Text_20_body">
      <style:text-properties style:text-underline-style="none" officeooo:paragraph-rsid="4183fe0b"/>
    </style:style>
    <style:style style:name="P126" style:family="paragraph" style:parent-style-name="Text_20_body">
      <style:text-properties style:text-underline-style="none" officeooo:rsid="4185917e" officeooo:paragraph-rsid="4185917e"/>
    </style:style>
    <style:style style:name="P127" style:family="paragraph" style:parent-style-name="Text_20_body">
      <style:text-properties style:text-underline-style="none" officeooo:paragraph-rsid="41872b65"/>
    </style:style>
    <style:style style:name="P128" style:family="paragraph" style:parent-style-name="Text_20_body">
      <style:text-properties style:text-underline-style="none" officeooo:rsid="4188101e" officeooo:paragraph-rsid="4188101e"/>
    </style:style>
    <style:style style:name="P129" style:family="paragraph" style:parent-style-name="Text_20_body">
      <style:text-properties style:text-underline-style="none" officeooo:rsid="4189ee8d" officeooo:paragraph-rsid="4189ee8d"/>
    </style:style>
    <style:style style:name="P130" style:family="paragraph" style:parent-style-name="Text_20_body">
      <style:text-properties style:text-underline-style="none" officeooo:paragraph-rsid="418b092d"/>
    </style:style>
    <style:style style:name="P131" style:family="paragraph" style:parent-style-name="Text_20_body">
      <style:text-properties style:text-underline-style="none" officeooo:rsid="418248d7" officeooo:paragraph-rsid="418d3d9a"/>
    </style:style>
    <style:style style:name="P132" style:family="paragraph" style:parent-style-name="Text_20_body">
      <style:text-properties style:text-underline-style="none" officeooo:rsid="418d3d9a" officeooo:paragraph-rsid="418d3d9a"/>
    </style:style>
    <style:style style:name="P133" style:family="paragraph" style:parent-style-name="Text_20_body">
      <style:text-properties style:text-underline-style="none" officeooo:rsid="4190c67c" officeooo:paragraph-rsid="4190c67c"/>
    </style:style>
    <style:style style:name="P134" style:family="paragraph" style:parent-style-name="Text_20_body">
      <style:text-properties officeooo:rsid="417c9df5" officeooo:paragraph-rsid="417c9df5"/>
    </style:style>
    <style:style style:name="P135" style:family="paragraph" style:parent-style-name="Text_20_body">
      <style:text-properties officeooo:rsid="417e8227" officeooo:paragraph-rsid="417e8227"/>
    </style:style>
    <style:style style:name="P136" style:family="paragraph" style:parent-style-name="Text_20_body">
      <style:text-properties officeooo:paragraph-rsid="417ea1a1"/>
    </style:style>
    <style:style style:name="P137" style:family="paragraph" style:parent-style-name="Text_20_body">
      <style:text-properties officeooo:rsid="418248d7" officeooo:paragraph-rsid="418248d7"/>
    </style:style>
    <style:style style:name="P138" style:family="paragraph" style:parent-style-name="Text_20_body">
      <style:text-properties officeooo:rsid="4183bc64" officeooo:paragraph-rsid="4183bc64"/>
    </style:style>
    <style:style style:name="P139" style:family="paragraph" style:parent-style-name="Text_20_body">
      <style:text-properties officeooo:rsid="413b5111" officeooo:paragraph-rsid="413b5111"/>
    </style:style>
    <style:style style:name="P140" style:family="paragraph" style:parent-style-name="Text_20_body">
      <style:text-properties officeooo:rsid="16077e11" officeooo:paragraph-rsid="41943a51"/>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style:language-asian="cs" style:country-asian="CZ"/>
    </style:style>
    <style:style style:name="T3" style:family="text">
      <style:text-properties style:text-line-through-style="none" style:text-line-through-type="none" officeooo:rsid="4052fb12" style:language-asian="cs" style:country-asian="CZ"/>
    </style:style>
    <style:style style:name="T4" style:family="text">
      <style:text-properties style:text-line-through-style="none" style:text-line-through-type="none" officeooo:rsid="412b556e" style:language-asian="cs" style:country-asian="CZ"/>
    </style:style>
    <style:style style:name="T5" style:family="text">
      <style:text-properties style:text-line-through-style="none" style:text-line-through-type="none" officeooo:rsid="41332f71" style:language-asian="cs" style:country-asian="CZ"/>
    </style:style>
    <style:style style:name="T6" style:family="text">
      <style:text-properties style:text-line-through-style="none" style:text-line-through-type="none" officeooo:rsid="41299ed8" style:language-asian="cs" style:country-asian="CZ"/>
    </style:style>
    <style:style style:name="T7" style:family="text">
      <style:text-properties style:text-line-through-style="none" style:text-line-through-type="none" officeooo:rsid="418b092d" style:language-asian="cs" style:country-asian="CZ"/>
    </style:style>
    <style:style style:name="T8" style:family="text">
      <style:text-properties style:text-line-through-style="none" style:text-line-through-type="none" fo:font-weight="normal" style:language-asian="cs" style:country-asian="CZ"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41182599" style:font-style-asian="italic" style:font-style-complex="italic"/>
    </style:style>
    <style:style style:name="T11" style:family="text">
      <style:text-properties fo:font-style="italic" officeooo:rsid="4127ad25" style:font-style-asian="italic" style:font-style-complex="italic"/>
    </style:style>
    <style:style style:name="T12" style:family="text">
      <style:text-properties fo:font-style="italic" officeooo:rsid="41582817" style:font-style-asian="italic" style:font-style-complex="italic"/>
    </style:style>
    <style:style style:name="T13" style:family="text">
      <style:text-properties fo:font-style="italic" officeooo:rsid="41261fb4" style:font-style-asian="italic" style:font-style-complex="italic"/>
    </style:style>
    <style:style style:name="T14" style:family="text">
      <style:text-properties fo:font-style="italic" officeooo:rsid="415ae23e" style:font-style-asian="italic" style:font-style-complex="italic"/>
    </style:style>
    <style:style style:name="T15" style:family="text">
      <style:text-properties fo:font-style="italic" officeooo:rsid="41468b36" style:font-style-asian="italic" style:font-style-complex="italic"/>
    </style:style>
    <style:style style:name="T16" style:family="text">
      <style:text-properties fo:font-style="italic" officeooo:rsid="4173ad7f" style:font-style-asian="italic" style:font-style-complex="italic"/>
    </style:style>
    <style:style style:name="T17" style:family="text">
      <style:text-properties fo:font-style="italic" officeooo:rsid="418b092d" style:font-style-asian="italic" style:font-style-complex="italic"/>
    </style:style>
    <style:style style:name="T18" style:family="text">
      <style:text-properties fo:font-style="italic" officeooo:rsid="16282f4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4127ad25" style:font-style-asian="normal" style:font-style-complex="normal"/>
    </style:style>
    <style:style style:name="T21" style:family="text">
      <style:text-properties fo:font-style="normal" officeooo:rsid="414a3527" style:font-style-asian="normal" style:font-style-complex="normal"/>
    </style:style>
    <style:style style:name="T22" style:family="text">
      <style:text-properties fo:font-style="normal" officeooo:rsid="16096a70" style:font-style-asian="normal" style:font-style-complex="normal"/>
    </style:style>
    <style:style style:name="T23" style:family="text">
      <style:text-properties fo:font-style="normal" officeooo:rsid="16282f48" style:font-style-asian="normal" style:font-style-complex="normal"/>
    </style:style>
    <style:style style:name="T24" style:family="text">
      <style:text-properties fo:font-style="normal" officeooo:rsid="161ecb8b" style:font-style-asian="normal" style:font-style-complex="normal"/>
    </style:style>
    <style:style style:name="T25" style:family="text">
      <style:text-properties fo:font-style="normal" officeooo:rsid="16263d33" style:font-style-asian="normal" style:font-style-complex="normal"/>
    </style:style>
    <style:style style:name="T26" style:family="text">
      <style:text-properties fo:font-style="normal" officeooo:rsid="15fc04e8" style:font-style-asian="normal" style:font-style-complex="normal"/>
    </style:style>
    <style:style style:name="T27" style:family="text">
      <style:text-properties fo:font-style="normal" officeooo:rsid="160d9ab7" style:font-style-asian="normal" style:font-style-complex="normal"/>
    </style:style>
    <style:style style:name="T28" style:family="text">
      <style:text-properties fo:font-style="normal" officeooo:rsid="41943a51" style:font-style-asian="normal" style:font-style-complex="normal"/>
    </style:style>
    <style:style style:name="T29" style:family="text">
      <style:text-properties officeooo:rsid="40ec13cf"/>
    </style:style>
    <style:style style:name="T30" style:family="text">
      <style:text-properties officeooo:rsid="41182599"/>
    </style:style>
    <style:style style:name="T31" style:family="text">
      <style:text-properties officeooo:rsid="411c1c2e"/>
    </style:style>
    <style:style style:name="T32" style:family="text">
      <style:text-properties officeooo:rsid="41250703"/>
    </style:style>
    <style:style style:name="T33" style:family="text">
      <style:text-properties officeooo:rsid="41261fb4"/>
    </style:style>
    <style:style style:name="T34" style:family="text">
      <style:text-properties officeooo:rsid="4127ad25"/>
    </style:style>
    <style:style style:name="T35" style:family="text">
      <style:text-properties officeooo:rsid="412d36c9"/>
    </style:style>
    <style:style style:name="T36" style:family="text">
      <style:text-properties officeooo:rsid="41332f71"/>
    </style:style>
    <style:style style:name="T37" style:family="text">
      <style:text-properties officeooo:rsid="413be340"/>
    </style:style>
    <style:style style:name="T38" style:family="text">
      <style:text-properties officeooo:rsid="413d59bb"/>
    </style:style>
    <style:style style:name="T39" style:family="text">
      <style:text-properties officeooo:rsid="413e9ed5"/>
    </style:style>
    <style:style style:name="T40" style:family="text">
      <style:text-properties officeooo:rsid="41405f4f"/>
    </style:style>
    <style:style style:name="T41" style:family="text">
      <style:text-properties officeooo:rsid="414246e7"/>
    </style:style>
    <style:style style:name="T42" style:family="text">
      <style:text-properties officeooo:rsid="41441f56"/>
    </style:style>
    <style:style style:name="T43" style:family="text">
      <style:text-properties officeooo:rsid="41446aab"/>
    </style:style>
    <style:style style:name="T44" style:family="text">
      <style:text-properties officeooo:rsid="41454494"/>
    </style:style>
    <style:style style:name="T45" style:family="text">
      <style:text-properties officeooo:rsid="22d6a232"/>
    </style:style>
    <style:style style:name="T46" style:family="text">
      <style:text-properties officeooo:rsid="41477c4c"/>
    </style:style>
    <style:style style:name="T47" style:family="text">
      <style:text-properties officeooo:rsid="414a3527"/>
    </style:style>
    <style:style style:name="T48" style:family="text">
      <style:text-properties officeooo:rsid="414ab30a"/>
    </style:style>
    <style:style style:name="T49" style:family="text">
      <style:text-properties officeooo:rsid="414be7f6"/>
    </style:style>
    <style:style style:name="T50" style:family="text">
      <style:text-properties officeooo:rsid="414db2d0"/>
    </style:style>
    <style:style style:name="T51" style:family="text">
      <style:text-properties officeooo:rsid="414f9ab3"/>
    </style:style>
    <style:style style:name="T52" style:family="text">
      <style:text-properties officeooo:rsid="4156e113"/>
    </style:style>
    <style:style style:name="T53" style:family="text">
      <style:text-properties officeooo:rsid="41582817"/>
    </style:style>
    <style:style style:name="T54" style:family="text">
      <style:text-properties officeooo:rsid="41598b2f"/>
    </style:style>
    <style:style style:name="T55" style:family="text">
      <style:text-properties officeooo:rsid="4163a7d1"/>
    </style:style>
    <style:style style:name="T56" style:family="text">
      <style:text-properties officeooo:rsid="4165352c"/>
    </style:style>
    <style:style style:name="T57" style:family="text">
      <style:text-properties officeooo:rsid="416711fd"/>
    </style:style>
    <style:style style:name="T58" style:family="text">
      <style:text-properties officeooo:rsid="416880e0"/>
    </style:style>
    <style:style style:name="T59" style:family="text">
      <style:text-properties officeooo:rsid="41468b36"/>
    </style:style>
    <style:style style:name="T60" style:family="text">
      <style:text-properties officeooo:rsid="4173ad7f"/>
    </style:style>
    <style:style style:name="T61" style:family="text">
      <style:text-properties officeooo:rsid="41751f1c"/>
    </style:style>
    <style:style style:name="T62" style:family="text">
      <style:text-properties officeooo:rsid="4175e525"/>
    </style:style>
    <style:style style:name="T63" style:family="text">
      <style:text-properties officeooo:rsid="0e7f75d0"/>
    </style:style>
    <style:style style:name="T64" style:family="text">
      <style:text-properties officeooo:rsid="0e7e826d"/>
    </style:style>
    <style:style style:name="T65" style:family="text">
      <style:text-properties officeooo:rsid="417b4d53"/>
    </style:style>
    <style:style style:name="T66" style:family="text">
      <style:text-properties style:text-underline-style="none"/>
    </style:style>
    <style:style style:name="T67" style:family="text">
      <style:text-properties style:text-underline-style="none" officeooo:rsid="417c9df5"/>
    </style:style>
    <style:style style:name="T68" style:family="text">
      <style:text-properties officeooo:rsid="417f6e12"/>
    </style:style>
    <style:style style:name="T69" style:family="text">
      <style:text-properties officeooo:rsid="4183fe0b"/>
    </style:style>
    <style:style style:name="T70" style:family="text">
      <style:text-properties officeooo:rsid="41872b65"/>
    </style:style>
    <style:style style:name="T71" style:family="text">
      <style:text-properties officeooo:rsid="4189ee8d"/>
    </style:style>
    <style:style style:name="T72" style:family="text">
      <style:text-properties officeooo:rsid="418b092d"/>
    </style:style>
    <style:style style:name="T73" style:family="text">
      <style:text-properties officeooo:rsid="418c5e1f"/>
    </style:style>
    <style:style style:name="T74" style:family="text">
      <style:text-properties officeooo:rsid="418e7545"/>
    </style:style>
    <style:style style:name="T75" style:family="text">
      <style:text-properties officeooo:rsid="4192711c"/>
    </style:style>
    <style:style style:name="T76" style:family="text">
      <style:text-properties officeooo:rsid="16096a70"/>
    </style:style>
    <style:style style:name="T77" style:family="text">
      <style:text-properties officeooo:rsid="16216193"/>
    </style:style>
    <style:style style:name="T78" style:family="text">
      <style:text-properties officeooo:rsid="16207028"/>
    </style:style>
    <style:style style:name="T79" style:family="text">
      <style:text-properties officeooo:rsid="161e58b1"/>
    </style:style>
    <style:style style:name="T80" style:family="text">
      <style:text-properties officeooo:rsid="161b024d"/>
    </style:style>
    <style:style style:name="T81" style:family="text">
      <style:text-properties officeooo:rsid="160d9ab7"/>
    </style:style>
    <style:style style:name="T82" style:family="text">
      <style:text-properties officeooo:rsid="161ecb8b"/>
    </style:style>
    <style:style style:name="T83" style:family="text">
      <style:text-properties officeooo:rsid="41943a51"/>
    </style:style>
    <style:style style:name="T84" style:family="text">
      <style:text-properties fo:color="#ce181e" fo:font-style="normal" officeooo:rsid="41943a51" style:font-style-asian="normal" style:font-style-complex="normal"/>
    </style:style>
    <style:style style:name="T85" style:family="text">
      <style:text-properties fo:color="#ff6400" fo:font-style="normal" officeooo:rsid="41943a51" style:font-style-asian="normal" style:font-style-complex="normal"/>
    </style:style>
    <style:style style:name="T86" style:family="text">
      <style:text-properties fo:color="#6482ff" officeooo:rsid="41943a5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6"/>
      <text:p text:style-name="P6"/>
      <text:p text:style-name="P48">Dračák</text:p>
      <text:p text:style-name="P44"/>
      <text:p text:style-name="P44"/>
      <text:p text:style-name="P49">podle staré školy</text:p>
      <text:p text:style-name="P45"/>
      <text:p text:style-name="P50">SCHOPNOSTI POVOLÁNÍ</text:p>
      <text:p text:style-name="P45"/>
      <text:p text:style-name="P46"/>
      <text:p text:style-name="P45"/>
      <text:p text:style-name="P45"/>
      <text:p text:style-name="P45"/>
      <text:p text:style-name="P45"/>
      <text:p text:style-name="P45"><text:soft-page-break/></text:p>
      <text:p text:style-name="P47"/>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2"><text:a xlink:type="simple" xlink:href="#__RefHeading___Toc1652_4210766435" text:style-name="Internet_20_link" text:visited-style-name="Internet_20_link">Boj</text:a><text:tab/>3</text:p>
          <text:p text:style-name="P53"><text:a xlink:type="simple" xlink:href="#__RefHeading___Toc35032_2345985184" text:style-name="Internet_20_link" text:visited-style-name="Internet_20_link">Jak se učit pravidla pro boj</text:a><text:tab/>3</text:p>
          <text:p text:style-name="P53"><text:a xlink:type="simple" xlink:href="#__RefHeading___Toc12860_4230435934" text:style-name="Internet_20_link" text:visited-style-name="Internet_20_link">Představení situace</text:a><text:tab/>3</text:p>
          <text:p text:style-name="P53"><text:a xlink:type="simple" xlink:href="#__RefHeading___Toc12862_4230435934" text:style-name="Internet_20_link" text:visited-style-name="Internet_20_link">Kola</text:a><text:tab/>4</text:p>
          <text:p text:style-name="P53"><text:a xlink:type="simple" xlink:href="#__RefHeading___Toc1656_4210766435" text:style-name="Internet_20_link" text:visited-style-name="Internet_20_link">Úmysly</text:a><text:tab/>5</text:p>
          <text:p text:style-name="P53"><text:a xlink:type="simple" xlink:href="#__RefHeading___Toc33057_2891756509" text:style-name="Internet_20_link" text:visited-style-name="Internet_20_link">Hod na úspěch a na obranu</text:a><text:tab/>11</text:p>
          <text:p text:style-name="P53"><text:a xlink:type="simple" xlink:href="#__RefHeading___Toc33059_2891756509" text:style-name="Internet_20_link" text:visited-style-name="Internet_20_link"><text:span text:style-name="T19">Z</text:span></text:a><text:a xlink:type="simple" xlink:href="#__RefHeading___Toc33059_2891756509" text:style-name="Internet_20_link" text:visited-style-name="Internet_20_link"><text:span text:style-name="T19">ranění</text:span></text:a><text:tab/>17</text:p>
          <text:p text:style-name="P53"><text:a xlink:type="simple" xlink:href="#__RefHeading___Toc35034_2345985184" text:style-name="Internet_20_link" text:visited-style-name="Internet_20_link">Váš první souboj</text:a><text:tab/>25</text:p>
          <text:p text:style-name="P53"><text:a xlink:type="simple" xlink:href="#__RefHeading___Toc33233_2891756509" text:style-name="Internet_20_link" text:visited-style-name="Internet_20_link">Výhody a nevýhody</text:a><text:tab/>25</text:p>
          <text:p text:style-name="P53"><text:a xlink:type="simple" xlink:href="#__RefHeading___Toc33235_2891756509" text:style-name="Internet_20_link" text:visited-style-name="Internet_20_link">Úspěchy</text:a><text:tab/>31</text:p>
          <text:p text:style-name="P53"><text:a xlink:type="simple" xlink:href="#__RefHeading___Toc33231_2891756509" text:style-name="Internet_20_link" text:visited-style-name="Internet_20_link">Pořadí házení</text:a><text:tab/>51</text:p>
          <text:p text:style-name="P53"><text:a xlink:type="simple" xlink:href="#__RefHeading___Toc35036_2345985184" text:style-name="Internet_20_link" text:visited-style-name="Internet_20_link">Taktické možnosti</text:a><text:tab/>53</text:p>
          <text:p text:style-name="P53"><text:a xlink:type="simple" xlink:href="#__RefHeading___Toc35038_2345985184" text:style-name="Internet_20_link" text:visited-style-name="Internet_20_link">Časté situace v boji</text:a><text:tab/>56</text:p>
          <text:p text:style-name="P52"><text:a xlink:type="simple" xlink:href="#__RefHeading___Toc39185_1173674893" text:style-name="Internet_20_link" text:visited-style-name="Internet_20_link">Shrnutí pravidel pro boj</text:a><text:tab/>65</text:p>
        </text:index-body>
      </text:table-of-content>
      <text:p text:style-name="P51"/>
      <text:p text:style-name="P4"/>
      <text:p text:style-name="P4"/>
      <text:p text:style-name="P4"/>
      <text:p text:style-name="P4"/>
      <text:p text:style-name="P4"/>
      <text:p text:style-name="P4"/>
      <text:p text:style-name="P4"/>
      <text:p text:style-name="P4"><text:soft-page-break/></text:p>
      <text:p text:style-name="P4"/>
      <text:p text:style-name="P2">Verze 0.<text:span text:style-name="T29">11</text:span></text:p>
      <text:h text:style-name="Heading_20_2" text:outline-level="2"><text:bookmark-start text:name="__RefHeading___Toc1652_4210766435"/>Válečník<text:bookmark-end text:name="__RefHeading___Toc1652_4210766435"/></text:h>
      <text:h text:style-name="P64" text:outline-level="4">Trysk</text:h>
      <text:p text:style-name="P24">rasová schopnost pro barbary, asi i pro lidi</text:p>
      <text:p text:style-name="P40">Po tolik kol, kolik máš Fyzičku, <text:span text:style-name="T31">udržíš krok s koněm v trysku (běžíš tedy dvojnásobnou rychlostí)</text:span>. <text:span text:style-name="T33">Zopakovat podobný výkon zvládneš až po několika minutách odpočinku.<text:line-break/><text:tab/>Účinek </text:span><text:span text:style-name="T13">trysku</text:span><text:span text:style-name="T33"> se násobí s magickým </text:span><text:span text:style-name="T13">zrychlení</text:span><text:span text:style-name="T14">m</text:span><text:span text:style-name="T33">. Když na tebe tedy někdo sešle kouzlo </text:span><text:span text:style-name="T13">rychlost</text:span><text:span text:style-name="T33"> nebo vypiješ stejnojmenný lektvar a přitom použiješ schopnost </text:span><text:span text:style-name="T13">trysk</text:span><text:span text:style-name="T33">, poběžíš čtyřikrát rychleji než obyčejný člověk.</text:span></text:p>
      <text:h text:style-name="Heading_20_4" text:outline-level="4"><text:span text:style-name="T61">Drtivý</text:span> stisk</text:h>
      <text:p text:style-name="P24">rasová schopnost pro barbary</text:p>
      <text:p text:style-name="P7">Ve stisku máš sílu jako svěrák. <text:span text:style-name="T30">Když někoho škrtíš jednou rukou, máš zranění 1, oběma 2 (nesčítá se s </text:span><text:span text:style-name="T10">lamželezem</text:span><text:span text:style-name="T30">).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32">beze zbraně</text:span> máš zranění 1 (nesčítá se s <text:span text:style-name="T9">ocelovým stiskem</text:span>).</text:p>
      <text:h text:style-name="P65" text:outline-level="4"><text:soft-page-break/>Pevný <text:span text:style-name="T47">postoj</text:span></text:h>
      <text:p text:style-name="P24">rasová schopnost pro barbary</text:p>
      <text:p text:style-name="P39">Když se pořádně rozkročíš, stojíš pevně jako skála a nehne s tebou ani tažný kůň. <text:span text:style-name="T51">Obyčejní</text:span> protivníci tě tedy nedokáží srazit k zemi, odtáhnout, <text:span text:style-name="T50">ani</text:span> někam zatlačit.</text:p>
      <text:h text:style-name="Heading_20_4" text:outline-level="4">Vzpěrač</text:h>
      <text:p text:style-name="P12"><text:span text:style-name="T49">základní</text:span> <text:span text:style-name="T48">schopnost, rasová schopnost pro barbary</text:span></text:p>
      <text:p text:style-name="P38">Dokážeš zvednout <text:span text:style-name="T33">břemeno o váze dospělého býka a pomalu s ním ujít až několik stovek metrů, než ti dojdou síly. Zopakovat podobný výkon zvládneš až po několika minutách odpočinku.</text:span></text:p>
      <text:h text:style-name="Heading_20_4" text:outline-level="4">Bojové šílenství</text:h>
      <text:p text:style-name="P11">mistrovská <text:span text:style-name="T48">schopnost</text:span></text:p>
      <text:p text:style-name="P9">Když ti v boji životy klesnou na nul<text:span text:style-name="T34">u</text:span> nebo níž, nejsi vyřazený. Místo toho u tebe propukne bojové šílenství. <text:span text:style-name="T34">Začneš strašlivě řvát, od úst ti půjde pěna a vrhneš se jako bouře na nepřátele. Nebudeš při tom vnímat, co ti kdo říká, a nezastavíš se, dokud nebudou všichni nepřátelé </text:span><text:span text:style-name="T11">mrtví</text:span><text:span text:style-name="T34"> nebo sám upadneš do </text:span><text:span text:style-name="T11">bezvědomí</text:span><text:span text:style-name="T20"> </text:span><text:span text:style-name="T21">(tedy když tvé životy klesnou na -6 nebo níž)</text:span><text:span text:style-name="T20">.</text:span></text:p>
      <text:h text:style-name="Heading_20_4" text:outline-level="4">Zastrašení</text:h>
      <text:p text:style-name="P23">pokročilá schopnost</text:p>
      <text:p text:style-name="P93">Dokážeš svým nepřátelům nahnat strach, jako kdyby čelili ztělesnění Smrti.<text:line-break/><text:tab/><text:span text:style-name="T45">Zastrašení musíš vždy něčím spustit: vydat hrozivý válečný řev, rozpůlit jednoho z nepřátel, zasadit protivníkovi těžkou ránu, dostat ho do nevýhodné situace, nebo mu třeba připomenout, kolik ta</text:span><text:soft-page-break/><text:span text:style-name="T45">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5">na úspěch</text:span><text:span text:style-name="T59"> a nemůžeš použít </text:span><text:span text:style-name="T15">plnou obranu</text:span><text:span text:style-name="T59">. Zastrašovat můžeš i před bojem.</text:span></text:p>
      <text:h text:style-name="Heading_20_4" text:outline-level="4">Neohroženost</text:h>
      <text:p text:style-name="P41">Máš pro strach uděláno. Nepůsobí na tebe válečnická schopnost <text:span text:style-name="T9">zastrašení.</text:span> <text:span text:style-name="T46">Magicky způsobený strach na tebe působí jen jedno následující kolo</text:span>.</text:p>
      <text:h text:style-name="Heading_20_4" text:outline-level="4"><text:span text:style-name="T73">Hluboký nádech</text:span></text:h>
      <text:p text:style-name="Text_20_body">/<text:span text:style-name="T73">* Původně Plíce jako měchy */</text:span></text:p>
      <text:p text:style-name="P43">Dokážeš zadržet dech <text:span text:style-name="T58">až</text:span> na několik <text:span text:style-name="T56">desítek</text:span> minut. Můžeš se <text:span text:style-name="T57">tedy</text:span> potápět do velké hloubky, nebo třeba bez obav bojovat v jedovatém plynu.</text:p>
      <text:h text:style-name="Heading_20_4" text:outline-level="4">Hroší kůže</text:h>
      <text:p text:style-name="P43">Tvoje kůže je <text:span text:style-name="T55">tuhá</text:span> a na omak hrubá. Když bojuješ beze zbroje, snižuješ si zranění o 1, jako kdybys měl lehkou zbroj. Když bojuješ v těžké zbroji, snižuješ si zranění o 2 a bojuješ, jako kdybys měl těžkou zbroj – házíš si tedy na obranu Fyzičkou místo Finesy. Na boj v těžké zbroji nemá <text:span text:style-name="T9">hroší kůže</text:span> vliv.</text:p>
      <text:h text:style-name="Heading_20_4" text:outline-level="4">Regenerace</text:h>
      <text:p text:style-name="P25">mistrovská schopnost</text:p>
      <text:p text:style-name="P42"><text:soft-page-break/><text:span text:style-name="T53">Po dobu několika minut po spuštění této schopnosti si každé kolo vyléčíš 1 život.<text:line-break/><text:tab/>Spuštění </text:span><text:span text:style-name="T12">regenerace</text:span> <text:span text:style-name="T53">zabere </text:span>jedno kolo, <text:span text:style-name="T53">ve</text:span> kterém si neházíš <text:span text:style-name="T9">na úspěch</text:span> a nemůžeš použít <text:span text:style-name="T9">plnou obranu</text:span>. <text:span text:style-name="T53">Spustit </text:span><text:span text:style-name="T12">regeneraci</text:span><text:span text:style-name="T53"> můžeš i před bojem. Znovu můžeš </text:span><text:span text:style-name="T12">regeneraci</text:span><text:span text:style-name="T53"> použít až poté, co se důkladně vyspíš.</text:span></text:p>
      <text:p text:style-name="P94">/<text:span text:style-name="T54">* </text:span>TODO: Efekt ideálně jako <text:span text:style-name="T9">lek</text:span><text:span text:style-name="T12">t</text:span><text:span text:style-name="T9">var regenerace</text:span>. Otázka je, jak to omezit. Jednou za den? Nějakým rituálem?<text:line-break/>- <text:span text:style-name="T52">asi spánkem (před dalším použitím se musíš vyspat)<text:line-break/>- aktivace 1 kolo (můžeš i před bojem) */</text:span></text:p>
      <text:h text:style-name="Heading_20_4" text:outline-level="4">Boj poslepu</text:h>
      <text:p text:style-name="P95">TODO</text:p>
      <text:p text:style-name="P137">(Zavřeš oči a spoléháš se na svůj vnitřní hlas. Házíš si bez postihu za to, že protivníka nevidíš, ale jen když na tebe v tomto kole útočí).</text:p>
      <text:h text:style-name="Heading_20_4" text:outline-level="4"><text:span text:style-name="T61">Železné </text:span>pěsti</text:h>
      <text:p text:style-name="P102"><text:span text:style-name="T62">Máš pěsti tvrdé jako ocel. Můžeš holýma rukama mlátit do skály, aniž by sis ublížil. <text:s/>Při boji beze zbraně máš zranění 1.</text:span></text:p>
      <text:h text:style-name="Heading_20_4" text:outline-level="4">Hromový hlas</text:h>
      <text:p text:style-name="P108">TODO</text:p>
      <text:p text:style-name="P109">Máš opravdu silný hlas. Když chceš, jsi slyšet na větší vzdálenost a snadno přehlušíš všechny slabší zvuky.</text:p>
      <text:h text:style-name="P67" text:outline-level="4">Odolnost proti <text:span text:style-name="T65">mrazu</text:span></text:h>
      <text:p text:style-name="P108">TODO</text:p>
      <text:p text:style-name="P110"><text:soft-page-break/>Odolnost proti nízkým teplotám umožňuje například si bez nepohodlí zaplavat v ledové vodě, nebo třeba v krutých mrazech bez následků strávit noc bez oblečení. Schopnost se probouzí intenzivním otužováním, mezi obyvateli teplých krajů prakticky se tudíž prakticky nevyskytuje.</text:p>
      <text:h text:style-name="P67" text:outline-level="4">Odolnost proti <text:span text:style-name="T65">ohni</text:span></text:h>
      <text:p text:style-name="P110">TODO</text:p>
      <text:p text:style-name="P111">S touto odolností můžeš bez obav stát na rozžhavených uhlících, nebo se třeba pohybovat v rozpálené poušti, jako by to byla příjemná jarní louka. Schopnost se probouzí častým vystavováním se intenzivnímu žáru, zdaleka nejčastější tedy bývá u pouštních národů, případně u kovářů.<text:line-break/><text:tab/>Tvé oblečení ani výbava tuto schopnost nesdílí. S vysokým hodnocením Somatické odolnosti tedy sice můžeš vyjít z ohně nezraněn, ale šaty na tobě přesto shoří.</text:p>
      <text:h text:style-name="P68" text:outline-level="4">Odolnost proti jedům</text:h>
      <text:p text:style-name="P134"><text:span text:style-name="T66">TODO</text:span></text:p>
      <text:p text:style-name="P112">Tato schopnost se přirozeně probouzí velice zřídka, obvykle to nastává v důsledku působení nějaké smrtelné choroby. Mnohem častěji bývá aktivována uměle skrze opakované podávání přesných dávek vybraných nebezpečných substancí. Tento proces je extrémně bolestivý, vyčerpávající a dlouhodobý a pokud studentova magie není dost silná, nemusí to přežít.</text:p>
      <text:p text:style-name="P133"><text:span text:style-name="T75">K</text:span> hodům na odolávání jedům <text:span text:style-name="T75">si počítáš +2</text:span>.</text:p>
      <text:h text:style-name="P69" text:outline-level="4"><text:soft-page-break/>Potlačení paralýzy</text:h>
      <text:p text:style-name="P135"><text:span text:style-name="T67">T</text:span><text:span text:style-name="T66">ODO: 1 kolo aktivace, kompletně zvrátí účinky paralýzy (vrátí se ztracené životy, zmizí nevýhody).</text:span></text:p>
      <text:h text:style-name="Heading_20_4" text:outline-level="4">Srážení střel</text:h>
      <text:p text:style-name="P137">TODO</text:p>
      <text:p text:style-name="P137">(Asi plná obrana když jen tak stojíš a srážíš šípy zbraní? Mělo by se to házet Finesou a to se k válečníkovi nehodí, safra).</text:p>
      <text:h text:style-name="P80" text:outline-level="4">Vypětí síly</text:h>
      <text:p text:style-name="P132">TODO</text:p>
      <text:p text:style-name="P132">/* Tohle se trochu bije se Vzpěračem – možná by ho to mohlo nahradit. <text:span text:style-name="T74">Asi jo, je to mnohem víc cool.</text:span> */</text:p>
      <text:p text:style-name="P131">Na jeden silový úkon jsi schopen výrazně zvýšit svou Sílu. Jakmile polevíš, vypětí končí. Z tohoto důvodu není Vypětí síly použitelné v boji zblízka, ten totiž sestává z mnoha oddělených silových úkonů, nikoliv z jednoho dlouhodobého.<text:line-break/><text:tab/>Můžeš takto ale například zvednout těžký kmen stromu a někam ho odnést, pokusit se vyrazit dveře, vyhrát páku, nebo třeba hodit oštěpem na velkou vzdálenost.</text:p>
      <text:h text:style-name="Heading_20_3" text:outline-level="3">Schopnosti z DrD PPZ:</text:h>
      <text:p text:style-name="P54">zastrašení</text:p>
      <text:p text:style-name="Example">vícenásobné útoky (místo toho je <text:span text:style-name="T9">rychlý boj</text:span>)</text:p>
      <text:p text:style-name="Example">léčba vlastních zranění (místo toho je dovednost <text:span text:style-name="T9">ošetřování</text:span>)</text:p>
      <text:p text:style-name="Example">přesnost (zrušit)</text:p>
      <text:h text:style-name="P85" text:outline-level="3"><text:soft-page-break/>Schopnosti z DrD PPP:</text:h>
      <text:p text:style-name="Example">Drtivost (jen bonusy)</text:p>
      <text:p text:style-name="Example">Průraznost (jen bonusy)</text:p>
      <text:p text:style-name="Example">Změna v bersekra</text:p>
      <text:p text:style-name="Example">Šerm (bonusy proti humanoidům)</text:p>
      <text:p text:style-name="Example">Útok z obrany</text:p>
      <text:h text:style-name="P90" text:outline-level="2"><text:span text:style-name="T3">H</text:span><text:span text:style-name="T2">raničář</text:span></text:h>
      <text:h text:style-name="P79" text:outline-level="4">Lehká chůze</text:h>
      <text:p text:style-name="P130"><text:span text:style-name="T72">TODO</text:span></text:p>
      <text:p text:style-name="P130"><text:span text:style-name="T7">přejdeš po sněhu nebo bažině, ale nemůžeš u toho běhat (zloděj naopak u toho běžet musí)</text:span></text:p>
      <text:h text:style-name="Heading_20_4" text:outline-level="4">Osvěžující meditace</text:h>
      <text:p text:style-name="P113">TODO <text:span text:style-name="T68">(Hodí se to k hraničáři? Těžko říct.)</text:span></text:p>
      <text:p text:style-name="P136"><text:span text:style-name="T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span></text:p>
      <text:h text:style-name="P70" text:outline-level="4">Orientační smysl</text:h>
      <text:p text:style-name="P115">TODO</text:p>
      <text:p text:style-name="P114"><text:soft-page-break/><text:span text:style-name="T2">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span></text:p>
      <text:h text:style-name="P70" text:outline-level="4">Imitace zvuku</text:h>
      <text:p text:style-name="P114"><text:span text:style-name="T2">Dokážeš vyloudit i zvuky, které nejsou v lidských možnostech. Tato schopnost nenahrazuje dovednost </text:span><text:span text:style-name="T8">Imitace hlasu, pouze rozšiřuje možnosti jejího použití. Můžeš se tedy například věrohodně vydávat za osobu opačného pohlaví, vydávat zvuky přijíždějícího povozu a koňského ržání, a podobně.</text:span></text:p>
      <text:h text:style-name="P71" text:outline-level="4">Potlačení pachové stopy</text:h>
      <text:p text:style-name="P116"><text:span text:style-name="T8">Po dobu udržování schopnosti nezanecháváš pachovou stopu. Stále tě ale může někdo ucítit přímo.</text:span></text:p>
      <text:h text:style-name="P72" text:outline-level="4">Hibernace</text:h>
      <text:p text:style-name="P118">TODO</text:p>
      <text:p text:style-name="P117"><text:span text:style-name="T8">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span><text:soft-page-break/><text:span text:style-name="T8"><text:tab/>Aktivace Hibernace je sice aktivní magická činnost, vlastní trvání už je ale přirozené.<text:line-break/><text:tab/>Když utrpíš smrtelné zranění, tak se Hibernace aktivuje automaticky.</text:span></text:p>
      <text:h text:style-name="P87" text:outline-level="3">Schopnosti z DrD PPZ:</text:h>
      <text:p text:style-name="Example">stopování (místo toho je dovednost)</text:p>
      <text:p text:style-name="Example">boj proti zvířatům (suchý bonus, zrušit)</text:p>
      <text:p text:style-name="Example"><text:span text:style-name="T2">pes (místo toho je </text:span><text:span text:style-name="T1">pouto se zvířetem</text:span><text:span text:style-name="T2">)</text:span></text:p>
      <text:p text:style-name="Example">telekineze, telepatie, pyrokineze</text:p>
      <text:p text:style-name="P28">Kouzla:</text:p>
      <text:p text:style-name="Example">Mluv se zvířaty</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85" text:outline-level="3">Schopnosti z DrD PP<text:span text:style-name="T36">P</text:span>:</text:h>
      <text:p text:style-name="P29">Kouzla:</text:p>
      <text:p text:style-name="Example">Chraň před dračím dechem</text:p>
      <text:p text:style-name="Example">Magické zrcadlo</text:p>
      <text:p text:style-name="Example"><text:soft-page-break/>Odčaruj zkamenění (1.2)</text:p>
      <text:p text:style-name="P56">Ošetři zranění <text:span text:style-name="T39">chladem (1.2)</text:span></text:p>
      <text:p text:style-name="Example">Ošetři zranění kyselinou</text:p>
      <text:p text:style-name="P56">Ošetři zranění <text:span text:style-name="T39">ohněm (1.2)</text:span></text:p>
      <text:p text:style-name="Example">Telepatická ochrana</text:p>
      <text:p text:style-name="Example">Transfer <text:span text:style-name="T39">(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9">Druidská kouzla:</text:p>
      <text:p text:style-name="Example">Orientace (druid – provede družinu lesem stejně rychle, jako by šla po cestě. To by se hodilo i chodci)</text:p>
      <text:p text:style-name="Example">T<text:span text:style-name="T40">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text:soft-page-break/>Pouto lásky (druid, oživí postavu, která mu byla drahá)</text:p>
      <text:p text:style-name="Example">Pouto života (druid, svěří se ochraně hvozdu)</text:p>
      <text:p text:style-name="P30">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1">Chodcova flétna</text:p>
      <text:p text:style-name="Example">Tanči</text:p>
      <text:p text:style-name="Example">Buďte hrdinové (bonusy v boji)</text:p>
      <text:p text:style-name="Example">Zlepši výkon (zvýšení pravděpodobnosti úspěchu)</text:p>
      <text:p text:style-name="P30">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text:soft-page-break/>Rozdělej oheň</text:p>
      <text:p text:style-name="Example">Ochrana před deštěm</text:p>
      <text:p text:style-name="Example">Ochrana před bouří</text:p>
      <text:p text:style-name="Example">Ochrana před vlky</text:p>
      <text:p text:style-name="Example">Ochrana před zimou</text:p>
      <text:p text:style-name="Example">Přivolej druida</text:p>
      <text:p text:style-name="P20">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text:soft-page-break/>Zrcadlo vzpomínek a melancholie (dočasně někomu zlepší přesvědčení)</text:p>
      <text:h text:style-name="P91" text:outline-level="2">Alchymista</text:h>
      <text:h text:style-name="P88" text:outline-level="3">Schopnosti z DrD PPZ:</text:h>
      <text:p text:style-name="P55">Odolnost vůči jedům</text:p>
      <text:p text:style-name="P55">Vidění magenergie (to asi chci)</text:p>
      <text:p text:style-name="P13"><text:span text:style-name="T4">Lektvary</text:span><text:span text:style-name="T2">:</text:span></text:p>
      <text:p text:style-name="P55">Antigravitační cloumák (duplikuje levitaci)</text:p>
      <text:p text:style-name="P55">Čarovná rtuť</text:p>
      <text:p text:style-name="P55">Éterický olej <text:span text:style-name="T35">(znehmotnění. To zní spíš jako vzácný lektvar)</text:span></text:p>
      <text:p text:style-name="P55">Lektvar chladných vod (<text:span text:style-name="T35">odolnost proti ohni – to se asi hodí</text:span>)</text:p>
      <text:p text:style-name="P55">Lektvar mlhovina</text:p>
      <text:p text:style-name="P55">Lektvar obří síly</text:p>
      <text:p text:style-name="P55">Lektvar rudého kříže</text:p>
      <text:p text:style-name="P55">Lektvar vlády nad lykantropy</text:p>
      <text:p text:style-name="P55">Lektvar zmenšování</text:p>
      <text:p text:style-name="P55">Metamorfóza (asi spíš nebrat. I když...)</text:p>
      <text:p text:style-name="P55">Pavoučí lektvar</text:p>
      <text:p text:style-name="P55">Rychlost</text:p>
      <text:p text:style-name="P32">Svitky:</text:p>
      <text:p text:style-name="P36">(svitky by asi měl spíš psát kouzelník)</text:p>
      <text:p text:style-name="P55"><text:soft-page-break/>Ochrana před ďábly</text:p>
      <text:p text:style-name="P55">Ochrana před nemrtvými</text:p>
      <text:p text:style-name="P55">Ochrana před neviděnými</text:p>
      <text:p text:style-name="P55">Ochrana před kouzly</text:p>
      <text:p text:style-name="P15">Gadgets:</text:p>
      <text:p text:style-name="P55">Detekční hůlka</text:p>
      <text:p text:style-name="P55">Lakmusový papírek</text:p>
      <text:p text:style-name="P55">Píšťalka (otevírá zamčené zámky)</text:p>
      <text:p text:style-name="P14">Jedy:</text:p>
      <text:p text:style-name="P55">Černá zhouba</text:p>
      <text:p text:style-name="P55">Jablečná vůně</text:p>
      <text:p text:style-name="P55">Kurare</text:p>
      <text:p text:style-name="P55">Melenova pomsta</text:p>
      <text:p text:style-name="P14">Výbušniny:</text:p>
      <text:p text:style-name="P55">Bomba</text:p>
      <text:p text:style-name="P55">Ohnivá hlína</text:p>
      <text:p text:style-name="P26">Pak různé trvalé předměty, ale to asi nebrat.</text:p>
      <text:h text:style-name="P86" text:outline-level="3"><text:span text:style-name="T2">Schopnosti z DrD PP</text:span><text:span text:style-name="T5">P</text:span><text:span text:style-name="T2">:</text:span></text:h>
      <text:p text:style-name="P27"><text:span text:style-name="T6">S</text:span><text:span text:style-name="T2">ilnější léčivé lektvary (bílé hvězdy, modré hvězdy, horské rosy, chodce Jana)</text:span></text:p>
      <text:p text:style-name="P37">Welfovy lektvary (boostují vlastnosti – nebrat)</text:p>
      <text:p text:style-name="P37"><text:soft-page-break/></text:p>
      <text:p text:style-name="P16"><text:span text:style-name="T6">T</text:span><text:span text:style-name="T2">heurg:</text:span></text:p>
      <text:p text:style-name="Example">Ovládání elementlů (gnómové, undiny, sylfy, salamandři)</text:p>
      <text:p text:style-name="Example">Astrální sféry (démoni, služby)</text:p>
      <text:p text:style-name="P33">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Heading_20_2" text:outline-level="2">Kouzelník</text:h>
      <text:h text:style-name="Heading_20_3" text:outline-level="3">Schopnosti</text:h>
      <text:h text:style-name="P66" text:outline-level="4">Naslouchání kouzlům</text:h>
      <text:p text:style-name="P103">TODO</text:p>
      <text:p text:style-name="P105"><text:span text:style-name="T9">Naslouchání kouzlům</text:span> není automatické, musíš <text:span text:style-name="T64">jej v jednom kole aktivovat a dále pak (za jeden mag) udržovat.</text:span></text:p>
      <text:list xml:id="list3149908392" text:style-name="L1">
        <text:list-item>
          <text:p text:style-name="P104">Po dobu udržování „slyšíš“ všechna kouzla, která někdo seslal v dosahu tvého působení, nebo která působí na cíle v dosahu tvého působení.</text:p>
          <text:list>
            <text:list-item>
              <text:p text:style-name="P106">Dokážeš zhruba určit směr a vzdálenost (asi jako kdyby to byl skutečný zvuk, který ovšem nijak neovlivňují fyzické překážky).</text:p>
            </text:list-item>
            <text:list-item>
              <text:p text:style-name="P107"><text:soft-page-break/>Poznáš kouzla, která sám umíš seslat. U ostatních kouzel poznáš jen pod jakou školu patří (časoprostor, živly, atp.).</text:p>
            </text:list-item>
          </text:list>
        </text:list-item>
        <text:list-item>
          <text:p text:style-name="P104">Na zvýšení dosahu <text:span text:style-name="T63">naslouchání</text:span> můžeš použít magenergii, stejně jako když posiluješ kouzlo.</text:p>
        </text:list-item>
      </text:list>
      <text:h text:style-name="Heading_20_3" text:outline-level="3">Kouzla</text:h>
      <text:h text:style-name="Heading_20_4" text:outline-level="4">Beranidlo</text:h>
      <text:p text:style-name="P139">Kouzlo způsobí efekt jako jedna rána beranidlem. Vyrazí tedy obyčejné dveře (na bytelné je obvykle potřeba víc ran), může někoho srazit, vyrazit mu dech, atd.</text:p>
      <text:h text:style-name="P84" text:outline-level="4">Modrý <text:span text:style-name="T83">blesk *Artak Bárak*</text:span></text:h>
      <text:p text:style-name="P140"><text:span text:style-name="T18">Útok:</text:span><text:span text:style-name="T23"> Duše + k6 proti F</text:span><text:span text:style-name="T28">yzičce</text:span><text:span text:style-name="T76"><text:line-break/></text:span><text:span text:style-name="T9">Zranění:</text:span> <text:span text:style-name="T79">4</text:span>kz <text:span text:style-name="T86">bleskem</text:span><text:line-break/><text:span text:style-name="T9">Dosah:</text:span> <text:span text:style-name="T80">střední</text:span><text:line-break/><text:span text:style-name="T9">Rozsah:</text:span> 1 cíl</text:p>
      <text:h text:style-name="P84" text:outline-level="4">Zelený <text:span text:style-name="T83">blesk</text:span></text:h>
      <text:p text:style-name="P140"><text:span text:style-name="T18">Útok:</text:span><text:span text:style-name="T23"> Duše + k6 proti F</text:span><text:span text:style-name="T28">yzičce</text:span><text:line-break/><text:span text:style-name="T9">Zranění:</text:span> <text:span text:style-name="T79">3</text:span>kz <text:span text:style-name="T86">bleskem</text:span><text:line-break/><text:span text:style-name="T9">Dosah:</text:span> <text:span text:style-name="T80">střední</text:span><text:line-break/><text:span text:style-name="T9">Rozsah:</text:span> 2 cíle</text:p>
      <text:h text:style-name="P81" text:outline-level="4"><text:soft-page-break/>Fialový <text:span text:style-name="T83">blesk</text:span></text:h>
      <text:p text:style-name="P140"><text:span text:style-name="T18">Útok:</text:span><text:span text:style-name="T23"> Duše + k6 proti F</text:span><text:span text:style-name="T28">yzičce</text:span><text:line-break/><text:span text:style-name="T9">Zranění:</text:span> <text:span text:style-name="T79">2</text:span>kz <text:span text:style-name="T86">bleskem</text:span><text:line-break/><text:span text:style-name="T9">Dosah:</text:span> <text:span text:style-name="T80">střední</text:span><text:line-break/><text:span text:style-name="T9">Rozsah:</text:span> <text:span text:style-name="T79">3</text:span> cíle</text:p>
      <text:h text:style-name="P81" text:outline-level="4">Rudý <text:span text:style-name="T83">blesk</text:span></text:h>
      <text:p text:style-name="P140"><text:span text:style-name="T18">Útok:</text:span><text:span text:style-name="T23"> Duše + k6 proti F</text:span><text:span text:style-name="T28">yzičce</text:span><text:line-break/><text:span text:style-name="T9">Zranění:</text:span> <text:span text:style-name="T79">1</text:span>kz <text:span text:style-name="T86">bleskem</text:span><text:line-break/><text:span text:style-name="T9">Dosah:</text:span> <text:span text:style-name="T80">střední</text:span><text:line-break/><text:span text:style-name="T9">Rozsah:</text:span> <text:span text:style-name="T79">4</text:span> cíle</text:p>
      <text:h text:style-name="P82" text:outline-level="4">Černý <text:span text:style-name="T83">blesk</text:span></text:h>
      <text:p text:style-name="P140"><text:span text:style-name="T18">Útok:</text:span><text:span text:style-name="T23"> Duše + k6 proti F</text:span><text:span text:style-name="T28">yzičce</text:span><text:span text:style-name="T76"><text:line-break/></text:span><text:span text:style-name="T9">Zranění:</text:span> <text:span text:style-name="T82">6</text:span>kz <text:span text:style-name="T86">bleskem</text:span><text:line-break/><text:span text:style-name="T9">Dosah:</text:span> <text:span text:style-name="T82">krátký</text:span><text:line-break/><text:span text:style-name="T9">Rozsah:</text:span> 1 cíl</text:p>
      <text:h text:style-name="P83" text:outline-level="4">Bílý <text:span text:style-name="T83">blesk</text:span></text:h>
      <text:p text:style-name="P140"><text:span text:style-name="T18">Útok:</text:span><text:span text:style-name="T23"> Duše + k6 proti F</text:span><text:span text:style-name="T28">yzičce</text:span><text:span text:style-name="T76"><text:line-break/></text:span>Zranění: <text:span text:style-name="T77">1</text:span>kz <text:span text:style-name="T86">bleskem</text:span><text:line-break/><text:span text:style-name="T9">Dosah:</text:span> <text:span text:style-name="T78">dlouhý</text:span><text:line-break/><text:span text:style-name="T9">Rozsah:</text:span> 1 cíl</text:p>
      <text:h text:style-name="Heading_20_4" text:outline-level="4"><text:span text:style-name="T27">O</text:span><text:span text:style-name="T19">hnivá koule</text:span></text:h>
      <text:p text:style-name="P140"><text:span text:style-name="T18">Útok:</text:span><text:span text:style-name="T23"> Duše + k6 proti Finese</text:span><text:span text:style-name="T22"><text:line-break/></text:span><text:span text:style-name="T9">Zranění:</text:span><text:span text:style-name="T19"> </text:span><text:span text:style-name="T23">2</text:span><text:span text:style-name="T19">kz </text:span><text:span text:style-name="T85">ohněm</text:span><text:span text:style-name="T19"><text:line-break/></text:span><text:span text:style-name="T9">Dosah:</text:span><text:span text:style-name="T19"> </text:span><text:span text:style-name="T24">krátký</text:span><text:span text:style-name="T19"><text:line-break/></text:span><text:span text:style-name="T9">Rozsah:</text:span><text:span text:style-name="T19"> </text:span><text:span text:style-name="T25">v</text:span><text:span text:style-name="T26">še v kontaktní vzdálenosti od cíle</text:span></text:p>
      <text:h text:style-name="P89" text:outline-level="3"><text:soft-page-break/>Schopnosti z DrD PPZ:</text:h>
      <text:p text:style-name="Example">Vyvolání přítele</text:p>
      <text:p text:style-name="P63">Odvracení neviděných</text:p>
      <text:p text:style-name="P34">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6">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36">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85" text:outline-level="3">Schopnosti z DrD PPP:</text:h>
      <text:p text:style-name="P17">Mág:</text:p>
      <text:p text:style-name="Example">Podrobování</text:p>
      <text:p text:style-name="Example">Mentální souboj</text:p>
      <text:p text:style-name="P10">Kouzla:</text:p>
      <text:p text:style-name="Example">Bábelská rybka</text:p>
      <text:p text:style-name="Example">Beranidlo</text:p>
      <text:p text:style-name="Example">Bílá střela</text:p>
      <text:p text:style-name="Example">Břichomluvectví</text:p>
      <text:p text:style-name="P57">Cizí <text:span text:style-name="T41">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7">(1-3 cíle)</text:span></text:p>
      <text:p text:style-name="Example">Hromadná metamorfóza</text:p>
      <text:p text:style-name="Example">Hyperprostor II</text:p>
      <text:p text:style-name="Example">Kamenná zeď <text:span text:style-name="T42">(1.1)</text:span></text:p>
      <text:p text:style-name="Example">Kouzelná rušička <text:span text:style-name="T37">(brání v kouzlení)</text:span></text:p>
      <text:p text:style-name="P58">Ledová zeď <text:span text:style-name="T42">(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59">Neslyšitelnost (1.2)</text:p>
      <text:p text:style-name="P59">Neslyšitelnost do 4 sáhů (1.2)</text:p>
      <text:p text:style-name="Example"><text:soft-page-break/>Neviditelnost do 4 sáhů</text:p>
      <text:p text:style-name="P59">Nevycítitelnost (1.2)</text:p>
      <text:p text:style-name="P59">Nevycítitelnost do 4 sáhů (1.2)</text:p>
      <text:p text:style-name="Example">Ohnivá koule</text:p>
      <text:p text:style-name="P61">Ohnivá zeď<text:span text:style-name="T42"> (1.2)</text:span></text:p>
      <text:p text:style-name="Example">Ochrana před šípy</text:p>
      <text:p text:style-name="Example">Oko</text:p>
      <text:p text:style-name="Example">Orxanův zámek</text:p>
      <text:p text:style-name="Example">Oživ neživého</text:p>
      <text:p text:style-name="Example">Pavučina <text:span text:style-name="T43">(1.1)</text:span></text:p>
      <text:p text:style-name="Example">Poslání</text:p>
      <text:p text:style-name="Example">Přelož</text:p>
      <text:p text:style-name="Example">Přelud nebezpečí <text:span text:style-name="T43">(1.1)</text:span></text:p>
      <text:p text:style-name="Example">Rozptyl kouzla</text:p>
      <text:p text:style-name="Example">Rudé blesky <text:span text:style-name="T38">(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60"><text:span text:style-name="T43">Zamkni</text:span> (1.2)</text:p>
      <text:p text:style-name="Example">Zašifruj</text:p>
      <text:p text:style-name="Example"><text:soft-page-break/>Zataras vchod <text:span text:style-name="T43">(1.1)</text:span></text:p>
      <text:p text:style-name="Example">Zdvojení (mirror image)</text:p>
      <text:p text:style-name="Example">Zesměšni</text:p>
      <text:p text:style-name="Example">Zmatek</text:p>
      <text:p text:style-name="Example">Zmiz</text:p>
      <text:p text:style-name="Example">Žluté blesky <text:span text:style-name="T43">(jen 1 cíl, ale nízká pravděpodonost zásahu)</text:span></text:p>
      <text:h text:style-name="Heading_20_2" text:outline-level="2">Zloděj</text:h>
      <text:h text:style-name="Heading_20_4" text:outline-level="4">Znehybňující úder</text:h>
      <text:p text:style-name="P138">TODO</text:p>
      <text:p text:style-name="P138">Při boji beze zbraně zranění 1, ale způsobuješ paralýzu (po několika minutách odezní).</text:p>
      <text:h text:style-name="Heading_20_4" text:outline-level="4">Zmizení z očí</text:h>
      <text:p text:style-name="P100"><text:span text:style-name="T60">(možná spíš jen </text:span><text:span text:style-name="T16">bleskový přesun</text:span><text:span text:style-name="T60">)</text:span></text:p>
      <text:p text:style-name="P138">TODO</text:p>
      <text:h text:style-name="Heading_20_4" text:outline-level="4">Ohebnost</text:h>
      <text:p text:style-name="P98">(vyvlékání se z pout, prolézání mříží, atd.)</text:p>
      <text:p text:style-name="P138">TODO</text:p>
      <text:h text:style-name="Heading_20_4" text:outline-level="4">Bleskový přesun</text:h>
      <text:p text:style-name="P138">TODO</text:p>
      <text:h text:style-name="P73" text:outline-level="4"><text:soft-page-break/>Rychlé ruce</text:h>
      <text:p text:style-name="P125"><text:span text:style-name="T69">TODO</text:span><text:line-break/></text:p>
      <text:p text:style-name="P119">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74" text:outline-level="4">První dojem</text:h>
      <text:p text:style-name="P126">TODO</text:p>
      <text:p text:style-name="P126">(Jako Sugesce, ale na první dojem – po chvíli si cíl uvědomí, že něco nehraje).</text:p>
      <text:p text:style-name="P120">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75" text:outline-level="4">Průměrná tvář</text:h>
      <text:p text:style-name="P127"><text:span text:style-name="T70">TODO</text:span><text:line-break/></text:p>
      <text:p text:style-name="P121"><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76" text:outline-level="4">Přemlouvání</text:h>
      <text:p text:style-name="P128">TODO</text:p>
      <text:p text:style-name="P122">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77" text:outline-level="4"><text:span text:style-name="T71">Dokonalá</text:span> rovnováha</text:h>
      <text:p text:style-name="P129">TODO</text:p>
      <text:p text:style-name="P123">Máš dokonalou rovnováhu. Dokážeš běhat po nataženém laně, balancovat na kládě plovoucí na rozbouřené řece, přeběhnout po hlavách davu. Při pádu z výšky alespoň dvou metrů vždy dopadneš na nohy.</text:p>
      <text:h text:style-name="P78" text:outline-level="4">Běh po hladině</text:h>
      <text:p text:style-name="P130"><text:span text:style-name="T72">TODO</text:span></text:p>
      <text:p text:style-name="P130"><text:span text:style-name="T72">(Hraničář bude mít </text:span><text:span text:style-name="T17">lehkou chůzi</text:span><text:span text:style-name="T72"> – přejde po sněhu nebo bažině, ale nemusí u toho běhat).</text:span><text:line-break/></text:p>
      <text:p text:style-name="P124"><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89"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85" text:outline-level="3"><text:span text:style-name="T2">Schopnosti z DrD PP</text:span><text:span text:style-name="T5">P</text:span><text:span text:style-name="T2">:</text:span></text:h>
      <text:p text:style-name="P18"><text:span text:style-name="T6">L</text:span><text:span text:style-name="T2">upič:</text:span></text:p>
      <text:p text:style-name="Example">Bonus na vrhací zbraně</text:p>
      <text:p text:style-name="Example">Škrtící šňůra <text:span text:style-name="T44">(1.1)</text:span></text:p>
      <text:p text:style-name="P62">Omráčení <text:span text:style-name="T44">(1.1)</text:span></text:p>
      <text:p text:style-name="P62"><text:soft-page-break/>Útok otráveným trnem <text:span text:style-name="T44">(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35">Sicco:</text:p>
      <text:p text:style-name="Example">Zabití (past na instakill)</text:p>
      <text:p text:style-name="Example">Odhad na lidi (odhadne povahu)</text:p>
      <text:p text:style-name="Example">Síť</text:p>
      <text:h text:style-name="Heading_20_3" text:outline-level="3">Schopnosti z DrD+</text:h>
      <text:p text:style-name="P96">Lehký krok (neboří se do sněhu, atd.)<text:line-break/>- to mi sedne spíš ke hraniřáči</text:p>
      <text:p text:style-name="P97">+Ohebnost (vyvlékání se z pout, prolézání mříží, atd.)</text:p>
      <text:p text:style-name="P99">Tichý pohyb (nebrat, jsou na to předměty a dělá to dovednost)</text:p>
      <text:p text:style-name="P101">Periferní vidění – vidí i (skoro) za sebe (to zní celkem dobř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5T17:21:18.824000000</dc:date>
    <meta:print-date>2113-01-01T00:00:00</meta:print-date>
    <meta:editing-cycles>21075</meta:editing-cycles>
    <meta:editing-duration>P62DT18H25M7S</meta:editing-duration>
    <meta:generator>LibreOffice/6.0.5.2$Windows_X86_64 LibreOffice_project/54c8cbb85f300ac59db32fe8a675ff7683cd5a16</meta:generator>
    <dc:creator>York </dc:creator>
    <meta:document-statistic meta:table-count="0" meta:image-count="0" meta:object-count="0" meta:page-count="28" meta:paragraph-count="420" meta:word-count="2906" meta:character-count="18483" meta:non-whitespace-character-count="15973"/>
  </office:meta>
</office:document-meta>
</file>